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5.75cm" fo:min-width="7.5cm" loext:decorative="false"/>
    </style:style>
    <style:style style:name="gr2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2.296cm" fo:min-width="2.046cm" loext:decorative="false"/>
    </style:style>
    <style:style style:name="gr3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8.236cm" fo:min-width="7.986cm" loext:decorative="false"/>
    </style:style>
    <style:style style:name="gr4" style:family="graphic" style:parent-style-name="standard">
      <style:graphic-properties svg:stroke-width="0.053cm" svg:stroke-color="#168253" draw:marker-start-width="0.279cm" draw:marker-end-width="0.279cm" draw:fill="none" loext:fill-use-slide-background="false" draw:textarea-horizontal-align="justify" draw:textarea-vertical-align="middle" draw:auto-grow-height="false" fo:min-height="7.67cm" fo:min-width="7.42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168253" draw:marker-start-width="0.279cm" draw:marker-end-width="0.279cm" draw:fill="none" loext:fill-use-slide-background="false" draw:textarea-horizontal-align="justify" draw:textarea-vertical-align="middle" draw:auto-grow-height="false" fo:min-height="7.618cm" fo:min-width="7.36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8.236cm" fo:min-width="7.97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6cm" svg:x="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3.6cm" svg:x="10.2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2cm" svg:height="12cm" svg:x="12cm" svg:y="-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1.2cm" svg:height="11.2cm" svg:x="12.4cm" svg:y="-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1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1.978cm" svg:height="12cm" svg:x="1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1.978cm" svg:height="12cm" svg:x="0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cm" svg:height="12cm" svg:x="0cm" svg:y="-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0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12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cm" svg:height="12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0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cm" svg:height="12cm" svg:x="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0.4cm" svg:y="-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6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6.4cm" svg:y="-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cm" svg:height="12cm" svg:x="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cm" svg:height="12cm" svg:x="6cm" svg:y="-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cm" svg:height="12cm" svg:x="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2cm" svg:height="11.2cm" svg:x="6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978cm" fo:page-height="17.9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9:28:17.744906409</meta:creation-date>
    <dc:date>2024-08-27T20:55:18.976406314</dc:date>
    <meta:editing-duration>PT28M2S</meta:editing-duration>
    <meta:editing-cycles>1</meta:editing-cycles>
    <meta:document-statistic meta:object-count="20"/>
    <meta:generator>LibreOffice/24.8.0.3$Linux_X86_64 LibreOffice_project/480$Build-3</meta:generator>
  </office:meta>
</office:document-meta>
</file>